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bold" officeooo:rsid="00184dd6" officeooo:paragraph-rsid="000fa60e" fo:background-color="transparent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84dd6" officeooo:paragraph-rsid="000fa60e" fo:background-color="transparent" style:font-weight-asian="normal" style:font-weight-complex="normal"/>
    </style:style>
    <style:style style:name="P3" style:family="paragraph" style:parent-style-name="Standard">
      <style:text-properties fo:color="#ff0000" fo:font-size="8pt" style:text-underline-style="none" fo:font-weight="normal" officeooo:rsid="001a895b" officeooo:paragraph-rsid="001a895b" fo:background-color="transparent" style:font-size-asian="8pt" style:font-weight-asian="normal" style:font-size-complex="8pt" style:font-weight-complex="normal"/>
    </style:style>
    <style:style style:name="P4" style:family="paragraph" style:parent-style-name="Standard" style:list-style-name="L1">
      <style:text-properties style:text-underline-style="none" fo:font-weight="normal" officeooo:rsid="001a895b" officeooo:paragraph-rsid="001a895b" fo:background-color="transparent" style:font-weight-asian="normal" style:font-weight-complex="normal"/>
    </style:style>
    <style:style style:name="P5" style:family="paragraph" style:parent-style-name="Standard" style:list-style-name="L1">
      <style:text-properties style:text-underline-style="none" fo:font-weight="normal" officeooo:rsid="001a895b" officeooo:paragraph-rsid="001a994a" fo:background-color="transparent" style:font-weight-asian="normal" style:font-weight-complex="normal"/>
    </style:style>
    <style:style style:name="P6" style:family="paragraph" style:parent-style-name="Standard" style:list-style-name="L1">
      <style:text-properties style:text-underline-style="none" fo:font-weight="normal" officeooo:rsid="001a994a" officeooo:paragraph-rsid="001a994a" fo:background-color="transparent" style:font-weight-asian="normal" style:font-weight-complex="normal"/>
    </style:style>
    <style:style style:name="P7" style:family="paragraph" style:parent-style-name="Standard" style:list-style-name="L1">
      <style:text-properties style:text-underline-style="none" fo:font-weight="normal" officeooo:rsid="001ecd70" officeooo:paragraph-rsid="001ecd70" fo:background-color="transparent" style:font-weight-asian="normal" style:font-weight-complex="normal"/>
    </style:style>
    <style:style style:name="P8" style:family="paragraph" style:parent-style-name="Standard" style:list-style-name="L1">
      <style:text-properties style:text-underline-style="none" fo:font-weight="normal" officeooo:rsid="00228211" officeooo:paragraph-rsid="00228211" fo:background-color="transparent" style:font-weight-asian="normal" style:font-weight-complex="normal"/>
    </style:style>
    <style:style style:name="P9" style:family="paragraph" style:parent-style-name="Standard" style:list-style-name="L1">
      <style:text-properties fo:color="#ff0000" style:text-underline-style="none" fo:font-weight="normal" officeooo:rsid="001a895b" officeooo:paragraph-rsid="001a895b" fo:background-color="transparent" style:font-weight-asian="normal" style:font-weight-complex="normal"/>
    </style:style>
    <style:style style:name="P10" style:family="paragraph" style:parent-style-name="Standard" style:list-style-name="L1">
      <style:text-properties fo:color="#ff0000" fo:font-size="8pt" style:text-underline-style="none" fo:font-weight="normal" officeooo:rsid="001a895b" officeooo:paragraph-rsid="001a895b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184dd6"/>
    </style:style>
    <style:style style:name="T2" style:family="text">
      <style:text-properties officeooo:rsid="001a994a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officeooo:rsid="001b286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usr/local/alfresco-community</text:p>
      <text:p text:style-name="P2"/>
      <text:list xml:id="list4238594028" text:style-name="L1">
        <text:list-item>
          <text:p text:style-name="P4">in <text:span text:style-name="T1">tomcat/conf/server.xml<text:line-break/> &lt;!-- Valve className="org.apache.catalina.valves.AccessLogValve" directory="logs"</text:span></text:p>
          <text:p text:style-name="P4"><text:s text:c="15"/>prefix="localhost_access_log" suffix=".txt"</text:p>
          <text:p text:style-name="P4"><text:s text:c="15"/>pattern="%h %l %u %t &amp;quot;%r&amp;quot; %s %b" / →</text:p>
        </text:list-item>
        <text:list-item>
          <text:p text:style-name="P4">in tomcat/conf/tomcat-users.xml<text:line-break/> <text:s/>&lt;role rolename="manager-gui"/&gt;</text:p>
          <text:p text:style-name="P4"><text:s text:c="2"/>&lt;role rolename="manager"/&gt;</text:p>
          <text:p text:style-name="P4"><text:s text:c="2"/>&lt;role rolename="admin"/&gt;</text:p>
          <text:p text:style-name="P4"><text:s text:c="2"/>&lt;user username="admin" password="8BDmqV9Q7jxZ" roles="manager,admin,manager-gui"/&gt;</text:p>
        </text:list-item>
        <text:list-item>
          <text:p text:style-name="P4">in /lib aggiungere mysql-connector-java-5.1.33-bin.jar</text:p>
        </text:list-item>
        <text:list-item>
          <text:p text:style-name="P4">/tomcat/shared/classes/alfresco/web-extension/share-config-custom.xml</text:p>
          <text:list>
            <text:list-item>
              <text:p text:style-name="P4">decommentare “Disable the CSRF Token Filter”</text:p>
            </text:list-item>
            <text:list-item>
              <text:p text:style-name="P4">sostituire &lt;endpoint-url&gt;<text:a xlink:type="simple" xlink:href="http://localhost/" text:style-name="Internet_20_link" text:visited-style-name="Visited_20_Internet_20_Link">http://localhost</text:a> con &lt;endpoint-url&gt;http://spisal.regione.veneto.it</text:p>
            </text:list-item>
          </text:list>
        </text:list-item>
        <text:list-item>
          <text:p text:style-name="P9">/tomcat/shared/classes/alfresco-global.properties <text:span text:style-name="T4">(preso dalla 105 – serve accesso root)</text:span><text:line-break/><text:span text:style-name="T3">### database connection properties ###</text:span></text:p>
          <text:p text:style-name="P10">db.driver=org.gjt.mm.mysql.Driver</text:p>
          <text:p text:style-name="P10">db.username=alfresco</text:p>
          <text:p text:style-name="P10">db.password=alfresco</text:p>
          <text:p text:style-name="P10">db.name=alfresco</text:p>
          <text:p text:style-name="P10">db.host=localhost</text:p>
          <text:p text:style-name="P10">db.port=3306</text:p>
          <text:p text:style-name="P10">db.url=jdbc:mysql://${db.host}:${db.port}/${db.name}?useUnicode=yes&amp;characterEncoding=UTF-8 <text:line-break/><text:line-break/>alfresco_user_store.adminpassword=a5afc51e2b9226aab51c0c85a4d6f51d<text:line-break/><text:line-break/></text:p>
          <text:p text:style-name="P10"># Index Recovery Mode</text:p>
          <text:p text:style-name="P10">#-------------</text:p>
          <text:p text:style-name="P10">index.recovery.mode=FULL</text:p>
        </text:list-item>
      </text:list>
      <text:p text:style-name="P3"/>
      <text:list xml:id="list192233889280512" text:continue-numbering="true" text:style-name="L1">
        <text:list-item>
          <text:p text:style-name="P4">sostituire /tomcat/webapps/alfresco/WEB-INF/lib/cors-filter-1.9.3 con cors-filter-2.4.jar</text:p>
        </text:list-item>
        <text:list-item>
          <text:p text:style-name="P5">CORS filters in /tomcat/webapps/alfresco/WEB-INF/web.xml <text:span text:style-name="T2">aggiungere: <text:line-break/> <text:s text:c="2"/>&lt;filter-mapping&gt;</text:span></text:p>
          <text:p text:style-name="P6"><text:s text:c="6"/>&lt;filter-name&gt;CORS&lt;/filter-name&gt;</text:p>
          <text:p text:style-name="P6"><text:s text:c="6"/>&lt;url-pattern&gt;/api/*&lt;/url-pattern&gt;</text:p>
          <text:p text:style-name="P6"><text:s text:c="6"/>&lt;url-pattern&gt;/service/*&lt;/url-pattern&gt;</text:p>
          <text:p text:style-name="P6"><text:s text:c="6"/>&lt;url-pattern&gt;/s/*&lt;/url-pattern&gt;</text:p>
          <text:p text:style-name="P6"><text:s text:c="6"/>&lt;url-pattern&gt;/cmisbrowser/*&lt;/url-pattern&gt;</text:p>
          <text:p text:style-name="P6"><text:s text:c="3"/>&lt;/filter-mapping&gt;</text:p>
          <text:p text:style-name="P6"><text:s text:c="3"/>&lt;!-- CORS Filter Mappings End --&gt;</text:p>
          <text:p text:style-name="P6"><text:s text:c="3"/>&lt;!-- CORS Filter Begin --&gt;</text:p>
          <text:p text:style-name="P6"><text:s text:c="3"/>&lt;filter&gt;</text:p>
          <text:p text:style-name="P6"><text:s text:c="6"/>&lt;filter-name&gt;CORS&lt;/filter-name&gt;</text:p>
          <text:p text:style-name="P6"><text:s text:c="6"/>&lt;filter-class&gt;com.thetransactioncompany.cors.CORSFilter&lt;/filter-class&gt;</text:p>
          <text:p text:style-name="P6"><text:s text:c="6"/>&lt;init-param&gt;</text:p>
          <text:p text:style-name="P6"><text:s text:c="9"/>&lt;param-name&gt;cors.allowGenericHttpRequests&lt;/param-name&gt;</text:p>
          <text:p text:style-name="P6"><text:s text:c="9"/>&lt;param-value&gt;true&lt;/param-value&gt;</text:p>
          <text:p text:style-name="P6"><text:s text:c="6"/>&lt;/init-param&gt;</text:p>
          <text:p text:style-name="P6"><text:s text:c="6"/>&lt;init-param&gt;</text:p>
          <text:p text:style-name="P6"><text:s text:c="9"/>&lt;param-name&gt;cors.allowOrigin&lt;/param-name&gt;</text:p>
          <text:p text:style-name="P6"><text:s text:c="3"/>&lt;param-value&gt;*&lt;/param-value&gt;</text:p>
          <text:p text:style-name="P6"><text:s text:c="9"/>&lt;!--param-value&gt;http://localhost:8080&lt;/param-value--&gt;</text:p>
          <text:p text:style-name="P6"><text:s text:c="6"/>&lt;/init-param&gt;</text:p>
          <text:p text:style-name="P6"><text:s text:c="6"/>&lt;init-param&gt;</text:p>
          <text:p text:style-name="P6"><text:s text:c="9"/>&lt;param-name&gt;cors.allowSubdomains&lt;/param-name&gt;</text:p>
          <text:p text:style-name="P6"><text:soft-page-break/><text:s text:c="9"/>&lt;param-value&gt;true&lt;/param-value&gt;</text:p>
          <text:p text:style-name="P6"><text:s text:c="6"/>&lt;/init-param&gt;</text:p>
          <text:p text:style-name="P6"><text:s text:c="6"/>&lt;init-param&gt;</text:p>
          <text:p text:style-name="P6"><text:s text:c="9"/>&lt;param-name&gt;cors.supportedMethods&lt;/param-name&gt;</text:p>
          <text:p text:style-name="P6"><text:s text:c="9"/>&lt;param-value&gt;GET, HEAD, POST, PUT, DELETE, OPTIONS&lt;/param-value&gt;</text:p>
          <text:p text:style-name="P6"><text:s text:c="6"/>&lt;/init-param&gt;</text:p>
          <text:p text:style-name="P6"><text:s text:c="6"/>&lt;init-param&gt;</text:p>
          <text:p text:style-name="P6"><text:s text:c="9"/>&lt;param-name&gt;cors.supportedHeaders&lt;/param-name&gt;</text:p>
          <text:p text:style-name="P6"><text:s text:c="9"/>&lt;!--param-value&gt;origin, authorization, x-file-size, x-file-name, content-type, accept, x-file-type&lt;/param-value--&gt;</text:p>
          <text:p text:style-name="P6"><text:s text:c="3"/>&lt;param-value&gt;origin, authorization, x-file-size, x-file-name, content-type, accept, x-file-type, user-agent, referer, accept-encoding, accept-language, content-length, connection&lt;/param-value&gt;</text:p>
          <text:p text:style-name="P6"><text:s text:c="6"/>&lt;/init-param&gt;</text:p>
          <text:p text:style-name="P6"><text:s text:c="6"/>&lt;init-param&gt;</text:p>
          <text:p text:style-name="P6"><text:s text:c="9"/>&lt;param-name&gt;cors.supportsCredentials&lt;/param-name&gt;</text:p>
          <text:p text:style-name="P6"><text:s text:c="9"/>&lt;param-value&gt;true&lt;/param-value&gt;</text:p>
          <text:p text:style-name="P6"><text:s text:c="6"/>&lt;/init-param&gt;</text:p>
          <text:p text:style-name="P6"><text:s text:c="6"/>&lt;init-param&gt;</text:p>
          <text:p text:style-name="P6"><text:s text:c="9"/>&lt;param-name&gt;cors.maxAge&lt;/param-name&gt;</text:p>
          <text:p text:style-name="P6"><text:s text:c="9"/>&lt;param-value&gt;3600&lt;/param-value&gt;</text:p>
          <text:p text:style-name="P6"><text:s text:c="6"/>&lt;/init-param&gt;</text:p>
          <text:p text:style-name="P6"><text:s text:c="3"/>&lt;/filter&gt;</text:p>
          <text:p text:style-name="P6"><text:s text:c="3"/>&lt;!-- CORS Filter End →</text:p>
        </text:list-item>
        <text:list-item>
          <text:p text:style-name="P7">postgresql/scripts/ctl.sh<text:line-break/>#ADS</text:p>
          <text:p text:style-name="P7">exit 0</text:p>
        </text:list-item>
        <text:list-item>
          <text:p text:style-name="P8">NB: le credenziali per alfresco sono quelle di default: admin/admi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acomo Bisson</meta:initial-creator>
    <meta:creation-date>2020-01-09T16:51:42.770000000</meta:creation-date>
    <dc:date>2020-01-21T19:22:33.427000000</dc:date>
    <dc:creator>Giacomo Bisson</dc:creator>
    <meta:editing-duration>PT5H53M40S</meta:editing-duration>
    <meta:editing-cycles>10</meta:editing-cycles>
    <meta:generator>LibreOffice/6.2.4.2$Windows_X86_64 LibreOffice_project/2412653d852ce75f65fbfa83fb7e7b669a126d64</meta:generator>
    <meta:document-statistic meta:table-count="0" meta:image-count="0" meta:object-count="0" meta:page-count="2" meta:paragraph-count="71" meta:word-count="191" meta:character-count="3217" meta:non-whitespace-character-count="2790"/>
  </office:meta>
</office:document-meta>
</file>